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5fa" officeooo:paragraph-rsid="000fd5fa"/>
    </style:style>
    <style:style style:name="T1" style:family="text">
      <style:text-properties officeooo:rsid="00113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expériences suivantes ont été menées : </text:p>
      <text:p text:style-name="P1"/>
      <text:p text:style-name="P1">- Rotations d'images avec des images bruitées et non bruitées.</text:p>
      <text:p text:style-name="P1">- N rotations d'angle 2*pi / N successives d'une même image. </text:p>
      <text:p text:style-name="P1"/>
      <text:p text:style-name="P1">Différentes valeurs d'angle ont été testées et donnent de donnent de bons résultats avec que l'image soit bruité ou non. Néanmoins pour un angle de pi / 3, deux des coins de l'image sont détâchées. La raison n'a pas pu être trouvée à l'heure de la rédaction de ce rapport. </text:p>
      <text:p text:style-name="P1"/>
      <text:p text:style-name="P1">Une séquence de rotation d'angle 2 * pi / N (N = 5) a été effectuée : l'image résultant de la séquence de rotation est similaire à l'image originale. </text:p>
      <text:p text:style-name="P1"/>
      <text:p text:style-name="P1"/>
      <text:p text:style-name="P1">Discussion </text:p>
      <text:p text:style-name="P1"/>
      <text:p text:style-name="P1">L'implémentation de l'algorithme souffre des limites suivantes : </text:p>
      <text:p text:style-name="P1"/>
      <text:p text:style-name="P1">- Le problème de l'angle de pi / 3.</text:p>
      <text:p text:style-name="P1">- Il ne gère pas les angles k * pi / 2 où il est possible de se passer du traitement de fourier.</text:p>
      <text:p text:style-name="P1">- <text:span text:style-name="T1">Le zero-padding utilisé <text:s/>inclut l'image originale dans une image aggrandie par un facteur constant. Il y a donc bien plus de zero que nécessaire : il serait avantageux de raboter l'image afin que la taille de l'image soit définie par les coin de l'image originale. En effet dans l'expérience de rotation successive, la taille de l'image à l'étape i est zoom^i ce qui rend l'expérience impossible à pratiquer pour de grandes valeurs de 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8:39:50.538699717</meta:creation-date>
    <dc:date>2016-10-08T19:10:29.023676511</dc:date>
    <meta:editing-duration>PT7S</meta:editing-duration>
    <meta:editing-cycles>1</meta:editing-cycles>
    <meta:document-statistic meta:table-count="0" meta:image-count="0" meta:object-count="0" meta:page-count="1" meta:paragraph-count="10" meta:word-count="223" meta:character-count="1235" meta:non-whitespace-character-count="1015"/>
    <meta:generator>LibreOffice/4.3.3.2$Linux_X86_64 LibreOffice_project/430m0$Build-2</meta:generator>
  </office:meta>
</office:document-meta>
</file>